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Preformatted_20_Text" style:list-style-name="L34">
      <style:paragraph-properties fo:margin-left="0cm" fo:margin-right="0cm" fo:text-indent="0cm" style:auto-text-indent="false" style:writing-mode="lr-tb"/>
    </style:style>
    <style:style style:name="P5" style:family="paragraph" style:parent-style-name="Preformatted_20_Text" style:list-style-name="L34">
      <style:paragraph-properties style:writing-mode="lr-tb"/>
    </style:style>
    <style:style style:name="P6" style:family="paragraph" style:parent-style-name="Preformatted_20_Text" style:list-style-name="L34">
      <style:paragraph-properties fo:margin-top="0cm" fo:margin-bottom="0.499cm" style:contextual-spacing="false" style:writing-mode="lr-tb"/>
    </style:style>
    <style:style style:name="P7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8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086952"/>
    </style:style>
    <style:style style:name="P9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0be4cc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12"/>
    <style:style style:name="P22" style:family="paragraph" style:parent-style-name="Text_20_body" style:list-style-name="L13"/>
    <style:style style:name="P23" style:family="paragraph" style:parent-style-name="Text_20_body" style:list-style-name="L14"/>
    <style:style style:name="P24" style:family="paragraph" style:parent-style-name="Text_20_body" style:list-style-name="L15"/>
    <style:style style:name="P25" style:family="paragraph" style:parent-style-name="Text_20_body" style:list-style-name="L16"/>
    <style:style style:name="P26" style:family="paragraph" style:parent-style-name="Text_20_body" style:list-style-name="L17"/>
    <style:style style:name="P27" style:family="paragraph" style:parent-style-name="Text_20_body" style:list-style-name="L18"/>
    <style:style style:name="P28" style:family="paragraph" style:parent-style-name="Text_20_body" style:list-style-name="L19"/>
    <style:style style:name="P29" style:family="paragraph" style:parent-style-name="Text_20_body" style:list-style-name="L20"/>
    <style:style style:name="P30" style:family="paragraph" style:parent-style-name="Text_20_body" style:list-style-name="L21"/>
    <style:style style:name="P31" style:family="paragraph" style:parent-style-name="Text_20_body" style:list-style-name="L22"/>
    <style:style style:name="P32" style:family="paragraph" style:parent-style-name="Text_20_body" style:list-style-name="L23"/>
    <style:style style:name="P33" style:family="paragraph" style:parent-style-name="Text_20_body" style:list-style-name="L24"/>
    <style:style style:name="P34" style:family="paragraph" style:parent-style-name="Text_20_body" style:list-style-name="L25"/>
    <style:style style:name="P35" style:family="paragraph" style:parent-style-name="Text_20_body" style:list-style-name="L26"/>
    <style:style style:name="P36" style:family="paragraph" style:parent-style-name="Text_20_body" style:list-style-name="L27"/>
    <style:style style:name="P37" style:family="paragraph" style:parent-style-name="Text_20_body" style:list-style-name="L28"/>
    <style:style style:name="P38" style:family="paragraph" style:parent-style-name="Text_20_body" style:list-style-name="L29"/>
    <style:style style:name="P39" style:family="paragraph" style:parent-style-name="Text_20_body" style:list-style-name="L30"/>
    <style:style style:name="P40" style:family="paragraph" style:parent-style-name="Text_20_body" style:list-style-name="L31"/>
    <style:style style:name="P41" style:family="paragraph" style:parent-style-name="Text_20_body" style:list-style-name="L32"/>
    <style:style style:name="P42" style:family="paragraph" style:parent-style-name="Text_20_body" style:list-style-name="L33"/>
    <style:style style:name="P43" style:family="paragraph" style:parent-style-name="Text_20_body" style:list-style-name="L34"/>
    <style:style style:name="P44" style:family="paragraph" style:parent-style-name="Text_20_body" style:list-style-name="L35"/>
    <style:style style:name="P45" style:family="paragraph" style:parent-style-name="Text_20_body" style:list-style-name="L36"/>
    <style:style style:name="P46" style:family="paragraph" style:parent-style-name="Text_20_body" style:list-style-name="L37"/>
    <style:style style:name="P47" style:family="paragraph" style:parent-style-name="Text_20_body" style:list-style-name="L38"/>
    <style:style style:name="P48" style:family="paragraph" style:parent-style-name="Text_20_body" style:list-style-name="L39">
      <style:text-properties officeooo:paragraph-rsid="00086952"/>
    </style:style>
    <style:style style:name="P49" style:family="paragraph" style:parent-style-name="Text_20_body">
      <style:text-properties officeooo:paragraph-rsid="00086952"/>
    </style:style>
    <style:style style:name="T1" style:family="text">
      <style:text-properties officeooo:rsid="00086952"/>
    </style:style>
    <style:style style:name="T2" style:family="text">
      <style:text-properties officeooo:rsid="000995d6"/>
    </style:style>
    <style:style style:name="T3" style:family="text">
      <style:text-properties officeooo:rsid="000be4cc"/>
    </style:style>
    <style:style style:name="T4" style:family="text">
      <style:text-properties style:font-name="Liberation Serif"/>
    </style:style>
    <style:style style:name="T5" style:family="text">
      <style:text-properties officeooo:rsid="000dbef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Le but de l'UI-Web est d'être prioritairement designé pour le cellulaire. En effet, il s'agit que nous rassemblions des gens autour d'une table, leur cellulaire à la main <text:span text:style-name="T2">et ils discutent en comité et ont leur perspective sur leur mobile.</text:span></text:p>
      <text:p text:style-name="Text_20_body"/>
      <text:p text:style-name="Text_20_body">Je structure le devis comme ça :</text:p>
      <text:list text:style-name="L1">
        <text:list-item>
          <text:p text:style-name="P10">Architecture globale du UI-web</text:p>
        </text:list-item>
        <text:list-item>
          <text:p text:style-name="P10">Comportement des écrans déjà réalisés (accueil, auth, lobby, table)</text:p>
        </text:list-item>
        <text:list-item>
          <text:p text:style-name="P10">Architecture proposée pour l’écran de jeu</text:p>
        </text:list-item>
        <text:list-item>
          <text:p text:style-name="P10">Comment on intègre le worker Kafka / <text:span text:style-name="Source_20_Text">ui_etat_joueur</text:span> dans tout ça</text:p>
        </text:list-item>
      </text:list>
      <text:p text:style-name="Horizontal_20_Line"/>
      <text:h text:style-name="Heading_20_2" text:outline-level="2">1. Architecture globale du UI-web</text:h>
      <text:h text:style-name="Heading_20_3" text:outline-level="3">1.1. Couches front</text:h>
      <text:p text:style-name="Text_20_body">Cible (et probablement très proche de ton projet actuel) :</text:p>
      <text:list text:style-name="L2">
        <text:list-item>
          <text:p text:style-name="P11"><text:span text:style-name="Strong_20_Emphasis">Routing</text:span> (React Router ou équivalent)</text:p>
          <text:list>
            <text:list-item>
              <text:p text:style-name="P11"><text:span text:style-name="Source_20_Text">/</text:span> → HomePage</text:p>
            </text:list-item>
            <text:list-item>
              <text:p text:style-name="P11"><text:span text:style-name="Source_20_Text">/login</text:span> / <text:span text:style-name="Source_20_Text">/register</text:span> → AuthPage</text:p>
            </text:list-item>
            <text:list-item>
              <text:p text:style-name="P11"><text:span text:style-name="Source_20_Text">/lobby</text:span> → LobbyPage</text:p>
            </text:list-item>
            <text:list-item>
              <text:p text:style-name="P11"><text:span text:style-name="Source_20_Text">/tables/:tableId</text:span> → TablePage</text:p>
            </text:list-item>
            <text:list-item>
              <text:p text:style-name="P11"><text:span text:style-name="Source_20_Text">/jeu</text:span> ou <text:span text:style-name="Source_20_Text">/parties/:partieId</text:span> → GamePage</text:p>
            </text:list-item>
          </text:list>
        </text:list-item>
        <text:list-item>
          <text:p text:style-name="P11"><text:span text:style-name="Strong_20_Emphasis">Contexte d’auth / joueur</text:span></text:p>
          <text:list>
            <text:list-item>
              <text:p text:style-name="P11"><text:span text:style-name="Source_20_Text">JoueurContext</text:span> ou <text:span text:style-name="Source_20_Text">AuthContext</text:span> qui stocke :</text:p>
              <text:list>
                <text:list-item>
                  <text:p text:style-name="P11"><text:span text:style-name="Source_20_Text">joueurId</text:span>, <text:span text:style-name="Source_20_Text">alias</text:span>, <text:span text:style-name="Source_20_Text">email</text:span></text:p>
                </text:list-item>
                <text:list-item>
                  <text:p text:style-name="P11">éventuellement un token si tu en as un</text:p>
                </text:list-item>
              </text:list>
            </text:list-item>
            <text:list-item>
              <text:p text:style-name="P11">Initialisé à partir de la réponse d’inscription/connexion du lobby.</text:p>
            </text:list-item>
          </text:list>
        </text:list-item>
        <text:list-item>
          <text:p text:style-name="P11"><text:span text:style-name="Strong_20_Emphasis">Clients HTTP</text:span></text:p>
          <text:list>
            <text:list-item>
              <text:p text:style-name="P11"><text:span text:style-name="Source_20_Text">lobbyApi</text:span> : wrap des endpoints du service lobby (inscription, connexion, joueurs, tables, prêt, lancer partie, etc.).</text:p>
            </text:list-item>
            <text:list-item>
              <text:p text:style-name="P11"><text:span text:style-name="Source_20_Text">moteurApi</text:span> : wrap de <text:span text:style-name="Source_20_Text">/parties/{id}/etat</text:span> et <text:span text:style-name="Source_20_Text">/parties/{id}/actions</text:span>.</text:p>
            </text:list-item>
            <text:list-item>
              <text:p text:style-name="P11"><text:soft-page-break/><text:span text:style-name="Strong_20_Emphasis"><text:span text:style-name="Source_20_Text">uiEtatApi</text:span></text:span> : wrap de <text:span text:style-name="Source_20_Text">GET /ui/joueurs/{joueur_id}/situation</text:span> fourni par le worker.</text:p>
            </text:list-item>
          </text:list>
        </text:list-item>
        <text:list-item>
          <text:p text:style-name="P11"><text:span text:style-name="Strong_20_Emphasis">Store “situation joueur”</text:span></text:p>
          <text:list>
            <text:list-item>
              <text:p text:style-name="P11">Un hook ou un contexte dédié :</text:p>
              <text:list>
                <text:list-item>
                  <text:p text:style-name="P11"><text:span text:style-name="Source_20_Text">useSituationJoueur(joueurId)</text:span></text:p>
                </text:list-item>
              </text:list>
            </text:list-item>
            <text:list-item>
              <text:p text:style-name="P11">Il appelle périodiquement <text:span text:style-name="Source_20_Text">uiEtatApi.getSituation(joueurId)</text:span> et expose :</text:p>
              <text:list>
                <text:list-item>
                  <text:p text:style-name="P11"><text:span text:style-name="Source_20_Text">situation</text:span> (le JSON de <text:span text:style-name="Source_20_Text">GET /ui/joueurs/{id}/situation</text:span>)</text:p>
                </text:list-item>
                <text:list-item>
                  <text:p text:style-name="P11"><text:span text:style-name="Source_20_Text">marqueursCourants</text:span> (cache local pour comparaison)</text:p>
                </text:list-item>
                <text:list-item>
                  <text:p text:style-name="P11">des flags (<text:span text:style-name="Source_20_Text">isLoading</text:span>, <text:span text:style-name="Source_20_Text">isInPartie</text:span>, etc.).</text:p>
                </text:list-item>
              </text:list>
            </text:list-item>
          </text:list>
        </text:list-item>
      </text:list>
      <text:p text:style-name="Text_20_body">Ce store de “situation” sera le pont entre toutes les pages et le worker Kafka.</text:p>
      <text:p text:style-name="Horizontal_20_Line"/>
      <text:h text:style-name="Heading_20_2" text:outline-level="2">2. Écrans déjà réalisés : comportement attendu</text:h>
      <text:p text:style-name="Text_20_body">Je ne lis pas ton code, donc je décris l’architecture cible qui correspond à ce que tu as déjà mis en place logiquement.</text:p>
      <text:h text:style-name="Heading_20_3" text:outline-level="3">2.1. Page d’accueil (<text:span text:style-name="Source_20_Text">/</text:span>)</text:h>
      <text:p text:style-name="Text_20_body"><text:span text:style-name="Strong_20_Emphasis">Rôle :</text:span></text:p>
      <text:list text:style-name="L3">
        <text:list-item>
          <text:p text:style-name="P12">Si non connecté → proposer d’aller vers login / register.</text:p>
        </text:list-item>
        <text:list-item>
          <text:p text:style-name="P12">Si connecté :</text:p>
          <text:list>
            <text:list-item>
              <text:p text:style-name="P12">soit rediriger directement vers <text:span text:style-name="Source_20_Text">/lobby</text:span>,</text:p>
            </text:list-item>
            <text:list-item>
              <text:p text:style-name="P12">soit appeler <text:span text:style-name="Source_20_Text">GET /ui/joueurs/{id}/situation</text:span> pour décider (lobby / table / jeu) selon <text:span text:style-name="Source_20_Text">ancrage.type</text:span>.</text:p>
            </text:list-item>
          </text:list>
        </text:list-item>
      </text:list>
      <text:p text:style-name="Text_20_body"><text:span text:style-name="Strong_20_Emphasis">Logique recommandée :</text:span></text:p>
      <text:list text:style-name="L4">
        <text:list-item>
          <text:p text:style-name="P13">Si <text:span text:style-name="Source_20_Text">ancrage.type === "partie"</text:span> → rediriger vers <text:span text:style-name="Source_20_Text">/jeu</text:span>.</text:p>
        </text:list-item>
        <text:list-item>
          <text:p text:style-name="P13">Sinon si <text:span text:style-name="Source_20_Text">ancrage.type === "table"</text:span> → <text:span text:style-name="Source_20_Text">/tables/{ancrage.table_id}</text:span>.</text:p>
        </text:list-item>
        <text:list-item>
          <text:p text:style-name="P13">Sinon → <text:span text:style-name="Source_20_Text">/lobby</text:span>.</text:p>
        </text:list-item>
      </text:list>
      <text:p text:style-name="Text_20_body">Ça permet à un joueur qui revient plus tard de retomber directement au bon endroit.</text:p>
      <text:p text:style-name="Horizontal_20_Line"/>
      <text:h text:style-name="Heading_20_3" text:outline-level="3">2.2. Authentification (<text:span text:style-name="Source_20_Text">/login</text:span>, <text:span text:style-name="Source_20_Text">/register</text:span>)</text:h>
      <text:p text:style-name="Text_20_body"><text:span text:style-name="Strong_20_Emphasis">Rôle :</text:span></text:p>
      <text:list text:style-name="L5">
        <text:list-item>
          <text:p text:style-name="P14"><text:soft-page-break/>Créer / retrouver le joueur dans le système <text:span text:style-name="Strong_20_Emphasis">lobby</text:span> (inscription ou connexion).</text:p>
        </text:list-item>
        <text:list-item>
          <text:p text:style-name="P14">Stocker le <text:span text:style-name="Source_20_Text">joueurId</text:span> + alias/email dans le contexte d’auth.</text:p>
        </text:list-item>
      </text:list>
      <text:p text:style-name="Text_20_body"><text:span text:style-name="Strong_20_Emphasis">Flux typique :</text:span></text:p>
      <text:list text:style-name="L6">
        <text:list-item>
          <text:p text:style-name="P15">Saisie email / alias / mot de passe (selon ton API).</text:p>
        </text:list-item>
        <text:list-item>
          <text:p text:style-name="P15">Appel <text:span text:style-name="Source_20_Text">lobbyApi.register</text:span> ou <text:span text:style-name="Source_20_Text">lobbyApi.login</text:span>.</text:p>
        </text:list-item>
        <text:list-item>
          <text:p text:style-name="P15">Récupération de <text:span text:style-name="Source_20_Text">joueurId</text:span>.</text:p>
        </text:list-item>
        <text:list-item>
          <text:p text:style-name="P15">Stockage dans <text:span text:style-name="Source_20_Text">JoueurContext</text:span>.</text:p>
        </text:list-item>
        <text:list-item>
          <text:p text:style-name="P15">Redirection :</text:p>
          <text:list>
            <text:list-item>
              <text:p text:style-name="P15">soit directe vers <text:span text:style-name="Source_20_Text">/lobby</text:span>,</text:p>
            </text:list-item>
            <text:list-item>
              <text:p text:style-name="P15">soit via la logique de situation (<text:span text:style-name="Source_20_Text">GET /ui/joueurs/{id}/situation</text:span>) pour router vers lobby/table/jeu.</text:p>
            </text:list-item>
          </text:list>
        </text:list-item>
      </text:list>
      <text:p text:style-name="Horizontal_20_Line"/>
      <text:h text:style-name="Heading_20_3" text:outline-level="3">2.3. Lobby (<text:span text:style-name="Source_20_Text">/lobby</text:span>)</text:h>
      <text:p text:style-name="Text_20_body"><text:span text:style-name="Strong_20_Emphasis">Rôle :</text:span></text:p>
      <text:list text:style-name="L7">
        <text:list-item>
          <text:p text:style-name="P16">Montrer :</text:p>
          <text:list>
            <text:list-item>
              <text:p text:style-name="P16">joueurs dans le lobby,</text:p>
            </text:list-item>
            <text:list-item>
              <text:p text:style-name="P16">tables ouvertes et leur statut,</text:p>
            </text:list-item>
          </text:list>
        </text:list-item>
        <text:list-item>
          <text:p text:style-name="P16">Offrir les actions :</text:p>
          <text:list>
            <text:list-item>
              <text:p text:style-name="P16">créer une table,</text:p>
            </text:list-item>
            <text:list-item>
              <text:p text:style-name="P16">rejoindre une table,</text:p>
            </text:list-item>
            <text:list-item>
              <text:p text:style-name="P16">se déconnecter éventuellement.</text:p>
            </text:list-item>
          </text:list>
        </text:list-item>
      </text:list>
      <text:p text:style-name="Text_20_body"><text:span text:style-name="Strong_20_Emphasis">Données :</text:span></text:p>
      <text:list text:style-name="L8">
        <text:list-item>
          <text:p text:style-name="P17"><text:span text:style-name="Source_20_Text">lobbyApi.getLobbyState()</text:span> ou équivalent :</text:p>
          <text:list>
            <text:list-item>
              <text:p text:style-name="P17">liste des joueurs,</text:p>
            </text:list-item>
            <text:list-item>
              <text:p text:style-name="P17">liste des tables (avec <text:span text:style-name="Source_20_Text">statut</text:span>: en préparation / en jeu / terminée…).</text:p>
            </text:list-item>
          </text:list>
        </text:list-item>
      </text:list>
      <text:p text:style-name="Text_20_body"><text:span text:style-name="Strong_20_Emphasis">Interactions :</text:span></text:p>
      <text:list text:style-name="L9">
        <text:list-item>
          <text:p text:style-name="P18"><text:span text:style-name="Strong_20_Emphasis">Créer une table</text:span> : POST <text:span text:style-name="Source_20_Text">lobbyApi.creerTable(joueurId)</text:span> → réponse avec <text:span text:style-name="Source_20_Text">tableId</text:span>.</text:p>
          <text:list>
            <text:list-item>
              <text:p text:style-name="P18">Naviguer vers <text:span text:style-name="Source_20_Text">/tables/{tableId}</text:span>.</text:p>
            </text:list-item>
          </text:list>
        </text:list-item>
        <text:list-item>
          <text:p text:style-name="P18"><text:soft-page-break/><text:span text:style-name="Strong_20_Emphasis">Rejoindre une table</text:span> : POST <text:span text:style-name="Source_20_Text">lobbyApi.rejoindreTable(tableId, joueurId)</text:span>.</text:p>
          <text:list>
            <text:list-item>
              <text:p text:style-name="P18">Naviguer vers <text:span text:style-name="Source_20_Text">/tables/{tableId}</text:span>.</text:p>
            </text:list-item>
          </text:list>
        </text:list-item>
      </text:list>
      <text:p text:style-name="Text_20_body"><text:span text:style-name="Strong_20_Emphasis">Intégration situation (optionnelle mais conseillée) :</text:span></text:p>
      <text:list text:style-name="L10">
        <text:list-item>
          <text:p text:style-name="P19">En plus de l’affichage, la page consomme <text:span text:style-name="Source_20_Text">useSituationJoueur(joueurId)</text:span> :</text:p>
          <text:list>
            <text:list-item>
              <text:p text:style-name="P19">si <text:span text:style-name="Source_20_Text">situation.ancrage.type === "table"</text:span> et <text:span text:style-name="Source_20_Text">ancrage.table_id !== route.tableId</text:span> → rediriger vers cette table (cas où on rejoint depuis un autre device ou via un lien).</text:p>
            </text:list-item>
            <text:list-item>
              <text:p text:style-name="P19">si <text:span text:style-name="Source_20_Text">ancrage.type === "partie"</text:span> → rediriger vers <text:span text:style-name="Source_20_Text">/jeu</text:span> (cas où la partie démarre pendant qu’on regarde le lobby).</text:p>
            </text:list-item>
          </text:list>
        </text:list-item>
      </text:list>
      <text:p text:style-name="Horizontal_20_Line"/>
      <text:h text:style-name="Heading_20_3" text:outline-level="3">2.4. Table (<text:span text:style-name="Source_20_Text">/tables/:tableId</text:span>)</text:h>
      <text:p text:style-name="Text_20_body"><text:span text:style-name="Strong_20_Emphasis">Rôle :</text:span></text:p>
      <text:list text:style-name="L11">
        <text:list-item>
          <text:p text:style-name="P20">Montrer la table courante :</text:p>
          <text:list>
            <text:list-item>
              <text:p text:style-name="P20">liste des joueurs assis, leur rôle (hôte/invité), leur statut prêt ou non.</text:p>
            </text:list-item>
          </text:list>
        </text:list-item>
        <text:list-item>
          <text:p text:style-name="P20">Offrir les actions :</text:p>
          <text:list>
            <text:list-item>
              <text:p text:style-name="P20">se déclarer prêt / pas prêt,</text:p>
            </text:list-item>
            <text:list-item>
              <text:p text:style-name="P20">lancer la partie (pour l’hôte),</text:p>
            </text:list-item>
            <text:list-item>
              <text:p text:style-name="P20">retourner au lobby.</text:p>
            </text:list-item>
          </text:list>
        </text:list-item>
      </text:list>
      <text:p text:style-name="Text_20_body"><text:span text:style-name="Strong_20_Emphasis">Données :</text:span></text:p>
      <text:list text:style-name="L12">
        <text:list-item>
          <text:p text:style-name="P21"><text:span text:style-name="Source_20_Text">lobbyApi.getTableEtat(tableId)</text:span> :</text:p>
          <text:list>
            <text:list-item>
              <text:p text:style-name="P21">joueurs,</text:p>
            </text:list-item>
            <text:list-item>
              <text:p text:style-name="P21">rôle hôte/invité,</text:p>
            </text:list-item>
            <text:list-item>
              <text:p text:style-name="P21">statut prêt.</text:p>
            </text:list-item>
          </text:list>
        </text:list-item>
      </text:list>
      <text:p text:style-name="Text_20_body"><text:span text:style-name="Strong_20_Emphasis">Interactions :</text:span></text:p>
      <text:list text:style-name="L13">
        <text:list-item>
          <text:p text:style-name="P22"><text:span text:style-name="Source_20_Text">Prêt</text:span> : POST <text:span text:style-name="Source_20_Text">lobbyApi.setPret(tableId, joueurId, true/false)</text:span>.</text:p>
        </text:list-item>
        <text:list-item>
          <text:p text:style-name="P22"><text:span text:style-name="Source_20_Text">Lancer la partie</text:span> : POST <text:span text:style-name="Source_20_Text">lobbyApi.lancerPartie(tableId)</text:span> → la partie est créée côté moteur; les événements Kafka sont émis.</text:p>
        </text:list-item>
      </text:list>
      <text:p text:style-name="Text_20_body"><text:span text:style-name="Strong_20_Emphasis">Intégration situation :</text:span></text:p>
      <text:list text:style-name="L14">
        <text:list-item>
          <text:p text:style-name="P23">La page consomme <text:span text:style-name="Source_20_Text">useSituationJoueur(joueurId)</text:span> :</text:p>
          <text:list>
            <text:list-item>
              <text:p text:style-name="P23"><text:soft-page-break/>si <text:span text:style-name="Source_20_Text">situation.ancrage.type === "partie"</text:span> et <text:span text:style-name="Source_20_Text">situation.ancrage.partie_id</text:span> défini → rediriger vers <text:span text:style-name="Source_20_Text">/jeu</text:span> (dès que le moteur signale que la partie a démarré).</text:p>
            </text:list-item>
          </text:list>
        </text:list-item>
      </text:list>
      <text:p text:style-name="Text_20_body">Ainsi, tu ne dépends pas uniquement de la réponse directe du POST <text:span text:style-name="Source_20_Text">lancerPartie</text:span>; le worker Kafka/<text:span text:style-name="Source_20_Text">ui_etat_joueur</text:span> fait foi.</text:p>
      <text:p text:style-name="Horizontal_20_Line"/>
      <text:h text:style-name="Heading_20_2" text:outline-level="2">3. Architecture proposée pour l’écran de jeu (<text:span text:style-name="Source_20_Text">/jeu</text:span>)</text:h>
      <text:p text:style-name="Text_20_body">Ici on passe en mode “web natif” pour remplacer le TUI existant.</text:p>
      <text:h text:style-name="Heading_20_3" text:outline-level="3">3.1. Sources de données</text:h>
      <text:p text:style-name="Text_20_body">Sur la page de jeu, tu vas croiser trois sources :</text:p>
      <text:list text:style-name="L15">
        <text:list-item>
          <text:p text:style-name="P24"><text:span text:style-name="Strong_20_Emphasis">Situation joueur</text:span> (via <text:span text:style-name="Source_20_Text">ui_etat_joueur</text:span>) :</text:p>
          <text:list>
            <text:list-item>
              <text:p text:style-name="P24"><text:span text:style-name="Source_20_Text">ancrage.type === "partie"</text:span> + <text:span text:style-name="Source_20_Text">ancrage.partie_id</text:span>,</text:p>
            </text:list-item>
            <text:list-item>
              <text:p text:style-name="P24">résumé de phase/sous-phase/tour dans <text:span text:style-name="Source_20_Text">etat_partie</text:span>,</text:p>
            </text:list-item>
            <text:list-item>
              <text:p text:style-name="P24"><text:span text:style-name="Source_20_Text">actions_disponibles</text:span> : décisions que ce joueur peut prendre (données déjà prêtes à envoyer),</text:p>
            </text:list-item>
            <text:list-item>
              <text:p text:style-name="P24"><text:span text:style-name="Source_20_Text">journal_recent</text:span> : journal orienté joueur,</text:p>
            </text:list-item>
            <text:list-item>
              <text:p text:style-name="P24"><text:span text:style-name="Source_20_Text">marqueurs</text:span> : <text:span text:style-name="Source_20_Text">partie</text:span>, <text:span text:style-name="Source_20_Text">actions</text:span>, <text:span text:style-name="Source_20_Text">info_axes</text:span>, <text:span text:style-name="Source_20_Text">info_cartes</text:span> pour déclencher les rafraîchissements.</text:p>
            </text:list-item>
          </text:list>
        </text:list-item>
        <text:list-item>
          <text:p text:style-name="P24"><text:span text:style-name="Strong_20_Emphasis">État détaillé de la partie</text:span> (via <text:span text:style-name="Source_20_Text">moteurApi</text:span>) :</text:p>
          <text:list>
            <text:list-item>
              <text:p text:style-name="P24">GET <text:span text:style-name="Source_20_Text">/parties/{partie_id}/etat</text:span> :</text:p>
              <text:list>
                <text:list-item>
                  <text:p text:style-name="P24">programme du cabinet,</text:p>
                </text:list-item>
                <text:list-item>
                  <text:p text:style-name="P24">axes, capital, analyses,</text:p>
                </text:list-item>
                <text:list-item>
                  <text:p text:style-name="P24">cartes du joueur,</text:p>
                </text:list-item>
                <text:list-item>
                  <text:p text:style-name="P24">historique détaillé,</text:p>
                </text:list-item>
                <text:list-item>
                  <text:p text:style-name="P24">palmarès, etc.</text:p>
                </text:list-item>
              </text:list>
            </text:list-item>
          </text:list>
        </text:list-item>
        <text:list-item>
          <text:p text:style-name="P24"><text:span text:style-name="Strong_20_Emphasis">Éventuellement état de table</text:span> (rarement utile une fois dans la partie, mais possible si tu veux afficher qui regarde/est actif).</text:p>
        </text:list-item>
      </text:list>
      <text:h text:style-name="Heading_20_3" text:outline-level="3">3.2. Hook de situation partagé</text:h>
      <text:p text:style-name="Text_20_body">Un hook côté front pour tout gérer proprement :</text:p>
      <text:p text:style-name="P1"><text:span text:style-name="Source_20_Text">function useSituationJoueur(joueurId: string | null) {</text:span></text:p>
      <text:p text:style-name="P2"><text:soft-page-break/><text:span text:style-name="Source_20_Text"><text:s text:c="2"/>const [situation, setSituation] = useState&lt;SituationJoueurDTO | null&gt;(null);</text:span></text:p>
      <text:p text:style-name="P2"><text:span text:style-name="Source_20_Text"><text:s text:c="2"/>const [lastMarkers, setLastMarkers] = useState&lt;MarqueursVue&gt;({});</text:span></text:p>
      <text:p text:style-name="P2"/>
      <text:p text:style-name="P2"><text:span text:style-name="Source_20_Text"><text:s text:c="2"/>useEffect(() =&gt; {</text:span></text:p>
      <text:p text:style-name="P2"><text:span text:style-name="Source_20_Text"><text:s text:c="4"/>if (!joueurId) return;</text:span></text:p>
      <text:p text:style-name="P2"/>
      <text:p text:style-name="P2"><text:span text:style-name="Source_20_Text"><text:s text:c="4"/>let cancelled = false;</text:span></text:p>
      <text:p text:style-name="P2"/>
      <text:p text:style-name="P2"><text:span text:style-name="Source_20_Text"><text:s text:c="4"/>async function tick() {</text:span></text:p>
      <text:p text:style-name="P2"><text:span text:style-name="Source_20_Text"><text:s text:c="6"/>const resp = await uiEtatApi.getSituation(joueurId);</text:span></text:p>
      <text:p text:style-name="P2"><text:span text:style-name="Source_20_Text"><text:s text:c="6"/>if (cancelled) return;</text:span></text:p>
      <text:p text:style-name="P2"/>
      <text:p text:style-name="P2"><text:span text:style-name="Source_20_Text"><text:s text:c="6"/>const s = resp.data;</text:span></text:p>
      <text:p text:style-name="P2"><text:span text:style-name="Source_20_Text"><text:s text:c="6"/>setSituation(s);</text:span></text:p>
      <text:p text:style-name="P2"/>
      <text:p text:style-name="P2"><text:span text:style-name="Source_20_Text"><text:s text:c="6"/>// comparer aux marqueurs</text:span></text:p>
      <text:p text:style-name="P2"><text:span text:style-name="Source_20_Text"><text:s text:c="6"/>const changes = {</text:span></text:p>
      <text:p text:style-name="P2"><text:span text:style-name="Source_20_Text"><text:s text:c="8"/>partieChanged: s.marqueurs.partie !== lastMarkers.partie,</text:span></text:p>
      <text:p text:style-name="P2"><text:span text:style-name="Source_20_Text"><text:s text:c="8"/>actionsChanged: s.marqueurs.actions !== lastMarkers.actions,</text:span></text:p>
      <text:p text:style-name="P2"><text:span text:style-name="Source_20_Text"><text:s text:c="8"/>infoAxesChanged: s.marqueurs.info_axes !== lastMarkers.info_axes,</text:span></text:p>
      <text:p text:style-name="P2"><text:span text:style-name="Source_20_Text"><text:s text:c="8"/>infoCartesChanged: s.marqueurs.info_cartes !== lastMarkers.info_cartes,</text:span></text:p>
      <text:p text:style-name="P2"><text:span text:style-name="Source_20_Text"><text:s text:c="6"/>};</text:span></text:p>
      <text:p text:style-name="P2"/>
      <text:p text:style-name="P2"><text:span text:style-name="Source_20_Text"><text:s text:c="6"/>setLastMarkers(s.marqueurs);</text:span></text:p>
      <text:p text:style-name="P2"><text:span text:style-name="Source_20_Text"><text:s text:c="6"/>// On peut aussi exposer 'changes' via un callback ou un autre state.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const interval = setInterval(tick, 3000); // 2-3 s quand partie active</text:span></text:p>
      <text:p text:style-name="P2"><text:span text:style-name="Source_20_Text"><text:s text:c="4"/>tick();</text:span></text:p>
      <text:p text:style-name="P2"/>
      <text:p text:style-name="P2"><text:span text:style-name="Source_20_Text"><text:s text:c="4"/>return () =&gt; {</text:span></text:p>
      <text:p text:style-name="P2"><text:span text:style-name="Source_20_Text"><text:s text:c="6"/>cancelled = true;</text:span></text:p>
      <text:p text:style-name="P2"><text:span text:style-name="Source_20_Text"><text:s text:c="6"/>clearInterval(interval);</text:span></text:p>
      <text:p text:style-name="P2"><text:span text:style-name="Source_20_Text"><text:s text:c="4"/>};</text:span></text:p>
      <text:p text:style-name="P2"><text:span text:style-name="Source_20_Text"><text:s text:c="2"/>}, [joueurId, lastMarkers]);</text:span></text:p>
      <text:p text:style-name="P2"/>
      <text:p text:style-name="P2"><text:span text:style-name="Source_20_Text"><text:s text:c="2"/>return { situation, lastMarkers };</text:span></text:p>
      <text:p text:style-name="P3"><text:span text:style-name="Source_20_Text">}</text:span></text:p>
      <text:p text:style-name="Text_20_body">(Le détail TS n’est pas important pour le devis; l’idée est : <text:span text:style-name="Strong_20_Emphasis">un polling léger</text:span> qui garde toujours la situation chaude.)</text:p>
      <text:p text:style-name="Horizontal_20_Line"/>
      <text:h text:style-name="Heading_20_3" text:outline-level="3">3.3. GamePage : structure générale</text:h>
      <text:p text:style-name="Text_20_body">Route : <text:span text:style-name="Source_20_Text">/jeu</text:span> (ou <text:span text:style-name="Source_20_Text">/parties/:partieId</text:span>, à ton goût).</text:p>
      <text:p text:style-name="Text_20_body"><text:span text:style-name="Strong_20_Emphasis">Responsabilités :</text:span></text:p>
      <text:list text:style-name="L16">
        <text:list-item>
          <text:p text:style-name="P25">Vérifier que le joueur est bien dans une partie : <text:span text:style-name="Source_20_Text">situation.ancrage.type === "partie"</text:span>.</text:p>
          <text:list>
            <text:list-item>
              <text:p text:style-name="P25">Sinon : redirection vers <text:span text:style-name="Source_20_Text">/lobby</text:span> ou <text:span text:style-name="Source_20_Text">/table</text:span>.</text:p>
            </text:list-item>
          </text:list>
        </text:list-item>
        <text:list-item>
          <text:p text:style-name="P25">Charger et maintenir en cache l’état détaillé de la partie.</text:p>
        </text:list-item>
        <text:list-item>
          <text:p text:style-name="P25"><text:soft-page-break/>Afficher :</text:p>
          <text:list>
            <text:list-item>
              <text:p text:style-name="P25">cartouche de statut (phase, sous-phase, tour),</text:p>
            </text:list-item>
            <text:list-item>
              <text:p text:style-name="P25">programme du cabinet,</text:p>
            </text:list-item>
            <text:list-item>
              <text:p text:style-name="P25">cartes du joueur,</text:p>
            </text:list-item>
            <text:list-item>
              <text:p text:style-name="P25">journal (mélange de <text:span text:style-name="Source_20_Text">journal_recent</text:span> et historique détaillé si tu veux),</text:p>
            </text:list-item>
            <text:list-item>
              <text:p text:style-name="P25">actions disponibles (boutons).</text:p>
            </text:list-item>
          </text:list>
        </text:list-item>
      </text:list>
      <text:p text:style-name="Text_20_body"><text:span text:style-name="Strong_20_Emphasis">Pseudo-code architectural :</text:span></text:p>
      <text:p text:style-name="P1"><text:span text:style-name="Source_20_Text">function GamePage() {</text:span></text:p>
      <text:p text:style-name="P2"><text:span text:style-name="Source_20_Text"><text:s text:c="2"/>const { joueurId } = useJoueurContext();</text:span></text:p>
      <text:p text:style-name="P2"><text:span text:style-name="Source_20_Text"><text:s text:c="2"/>const { situation, lastMarkers } = useSituationJoueur(joueurId);</text:span></text:p>
      <text:p text:style-name="P2"><text:span text:style-name="Source_20_Text"><text:s text:c="2"/>const [etatPartie, setEtatPartie] = useState&lt;EtatPartieDTO | null&gt;(null);</text:span></text:p>
      <text:p text:style-name="P2"/>
      <text:p text:style-name="P2"><text:span text:style-name="Source_20_Text"><text:s text:c="2"/>// 1. Garder la route cohérente avec l’ancrage</text:span></text:p>
      <text:p text:style-name="P2"><text:span text:style-name="Source_20_Text"><text:s text:c="2"/>useEffect(() =&gt; {</text:span></text:p>
      <text:p text:style-name="P2"><text:span text:style-name="Source_20_Text"><text:s text:c="4"/>if (!situation) return;</text:span></text:p>
      <text:p text:style-name="P2"><text:span text:style-name="Source_20_Text"><text:s text:c="4"/>const { ancrage } = situation;</text:span></text:p>
      <text:p text:style-name="P2"/>
      <text:p text:style-name="P2"><text:span text:style-name="Source_20_Text"><text:s text:c="4"/>if (ancrage.type !== "partie") {</text:span></text:p>
      <text:p text:style-name="P2"><text:span text:style-name="Source_20_Text"><text:s text:c="6"/>// Rediriger proprement vers l’écran adéquat</text:span></text:p>
      <text:p text:style-name="P2"><text:span text:style-name="Source_20_Text"><text:s text:c="6"/>if (ancrage.type === "table" &amp;&amp; ancrage.table_id) navigate(`/tables/${ancrage.table_id}`);</text:span></text:p>
      <text:p text:style-name="P2"><text:span text:style-name="Source_20_Text"><text:s text:c="6"/>else navigate("/lobby");</text:span></text:p>
      <text:p text:style-name="P2"><text:span text:style-name="Source_20_Text"><text:s text:c="4"/>}</text:span></text:p>
      <text:p text:style-name="P2"><text:span text:style-name="Source_20_Text"><text:s text:c="2"/>}, [situation]);</text:span></text:p>
      <text:p text:style-name="P2"/>
      <text:p text:style-name="P2"><text:span text:style-name="Source_20_Text"><text:s text:c="2"/>// 2. Charger l’état détaillé quand:</text:span></text:p>
      <text:p text:style-name="P2"><text:span text:style-name="Source_20_Text"><text:s text:c="2"/>// - on entre dans la partie</text:span></text:p>
      <text:p text:style-name="P2"><text:span text:style-name="Source_20_Text"><text:s text:c="2"/>// - marqueurs.partie change</text:span></text:p>
      <text:p text:style-name="P2"><text:span text:style-name="Source_20_Text"><text:s text:c="2"/>useEffect(() =&gt; {</text:span></text:p>
      <text:p text:style-name="P2"><text:span text:style-name="Source_20_Text"><text:s text:c="4"/>async function loadEtat() {</text:span></text:p>
      <text:p text:style-name="P2"><text:span text:style-name="Source_20_Text"><text:s text:c="6"/>if (!situation || situation.ancrage.type !== "partie" || !situation.ancrage.partie_id) return;</text:span></text:p>
      <text:p text:style-name="P2"><text:span text:style-name="Source_20_Text"><text:s text:c="6"/>const res = await moteurApi.getEtatPartie(situation.ancrage.partie_id);</text:span></text:p>
      <text:p text:style-name="P2"><text:span text:style-name="Source_20_Text"><text:s text:c="6"/>setEtatPartie(res.data.etat);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loadEtat();</text:span></text:p>
      <text:p text:style-name="P2"><text:span text:style-name="Source_20_Text"><text:s text:c="2"/>}, [situation?.ancrage.partie_id, lastMarkers.partie]);</text:span></text:p>
      <text:p text:style-name="P2"/>
      <text:p text:style-name="P2"><text:span text:style-name="Source_20_Text"><text:s text:c="2"/>if (!situation || !etatPartie) {</text:span></text:p>
      <text:p text:style-name="P2"><text:span text:style-name="Source_20_Text"><text:s text:c="4"/>return &lt;GameLoadingSkeleton /&gt;;</text:span></text:p>
      <text:p text:style-name="P2"><text:span text:style-name="Source_20_Text"><text:s text:c="2"/>}</text:span></text:p>
      <text:p text:style-name="P2"/>
      <text:p text:style-name="P2"><text:span text:style-name="Source_20_Text"><text:s text:c="2"/>return (</text:span></text:p>
      <text:p text:style-name="P2"><text:span text:style-name="Source_20_Text"><text:s text:c="4"/>&lt;GameLayout</text:span></text:p>
      <text:p text:style-name="P2"><text:span text:style-name="Source_20_Text"><text:s text:c="6"/>situation={situation}</text:span></text:p>
      <text:p text:style-name="P2"><text:span text:style-name="Source_20_Text"><text:s text:c="6"/>etatPartie={etatPartie}</text:span></text:p>
      <text:p text:style-name="P2"><text:span text:style-name="Source_20_Text"><text:s text:c="6"/>onActionClick={handleActionClick}</text:span></text:p>
      <text:p text:style-name="P2"><text:span text:style-name="Source_20_Text"><text:s text:c="4"/>/&gt;</text:span></text:p>
      <text:p text:style-name="P2"><text:span text:style-name="Source_20_Text"><text:s text:c="2"/>);</text:span></text:p>
      <text:p text:style-name="P3"><text:span text:style-name="Source_20_Text">}</text:span></text:p>
      <text:p text:style-name="Horizontal_20_Line"><text:soft-page-break/></text:p>
      <text:h text:style-name="Heading_20_3" text:outline-level="3">3.4. Composition du <text:span text:style-name="Source_20_Text">GameLayout</text:span> (version 4 panneaux + carrousel)</text:h>
      <text:p text:style-name="Text_20_body">L’écran de jeu est structuré en <text:span text:style-name="Strong_20_Emphasis">4 panneaux fonctionnels</text:span> :</text:p>
      <text:list text:style-name="L17">
        <text:list-item>
          <text:p text:style-name="P26"><text:span text:style-name="Strong_20_Emphasis">Panneau 1 – État général de la partie</text:span></text:p>
        </text:list-item>
        <text:list-item>
          <text:p text:style-name="P26"><text:span text:style-name="Strong_20_Emphasis">Panneau 2 – Assistant de tour (actions attendues)</text:span></text:p>
        </text:list-item>
        <text:list-item>
          <text:p text:style-name="P26"><text:span text:style-name="Strong_20_Emphasis">Panneau 3 – Main du joueur &amp; actions spontanées</text:span></text:p>
        </text:list-item>
        <text:list-item>
          <text:p text:style-name="P26"><text:span text:style-name="Strong_20_Emphasis">Panneau 4 – Programme détaillé du cabinet</text:span></text:p>
        </text:list-item>
      </text:list>
      <text:p text:style-name="Text_20_body">Le <text:span text:style-name="Source_20_Text">GameLayout</text:span> orchestre ces panneaux de manière <text:span text:style-name="Strong_20_Emphasis">responsives</text:span> :</text:p>
      <text:list text:style-name="L18">
        <text:list-item>
          <text:p text:style-name="P27"><text:span text:style-name="Strong_20_Emphasis">Desktop / tablette large</text:span> : affichage multi-colonnes (2×2 ou 3+1)</text:p>
        </text:list-item>
        <text:list-item>
          <text:p text:style-name="P27"><text:span text:style-name="Strong_20_Emphasis">Mobile / petit écran</text:span> : carrousel horizontal à 4 écrans (swipe)</text:p>
        </text:list-item>
      </text:list>
      <text:p text:style-name="Text_20_body">Les données consommées par le layout viennent toujours des mêmes sources :</text:p>
      <text:list text:style-name="L19">
        <text:list-item>
          <text:p text:style-name="P28"><text:span text:style-name="Source_20_Text">situation</text:span> (projection par joueur, via <text:span text:style-name="Source_20_Text">ui_etat_joueur</text:span>)</text:p>
        </text:list-item>
        <text:list-item>
          <text:p text:style-name="P28"><text:span text:style-name="Source_20_Text">etatPartie</text:span> (état complet, via <text:span text:style-name="Source_20_Text">GET /parties/{id}/etat</text:span>)</text:p>
        </text:list-item>
      </text:list>
      <text:p text:style-name="Horizontal_20_Line"/>
      <text:h text:style-name="Heading_20_4" text:outline-level="4">3.4.1. Panneau 1 – État général de la partie</text:h>
      <text:p text:style-name="Text_20_body"><text:span text:style-name="Strong_20_Emphasis">Rôle</text:span> : tableau de bord global, sans action directe.</text:p>
      <text:p text:style-name="Text_20_body"><text:span text:style-name="Strong_20_Emphasis">Données utilisées :</text:span></text:p>
      <text:list text:style-name="L20">
        <text:list-item>
          <text:p text:style-name="P29"><text:span text:style-name="Source_20_Text">etatPartie.phase</text:span>, <text:span text:style-name="Source_20_Text">etatPartie.sous_phase</text:span>, <text:span text:style-name="Source_20_Text">etatPartie.tour</text:span></text:p>
        </text:list-item>
        <text:list-item>
          <text:p text:style-name="P29">axes / indicateurs globaux : <text:span text:style-name="Source_20_Text">etatPartie.axes</text:span>, <text:span text:style-name="Source_20_Text">capital_collectif</text:span>, opposition</text:p>
        </text:list-item>
        <text:list-item>
          <text:p text:style-name="P29">classement des joueurs : <text:span text:style-name="Source_20_Text">etatPartie.joueurs[*].capital_politique</text:span> et voix</text:p>
        </text:list-item>
        <text:list-item>
          <text:p text:style-name="P29"><text:span text:style-name="Source_20_Text">situation.journal_recent</text:span> pour les dernières nouvelles</text:p>
        </text:list-item>
      </text:list>
      <text:p text:style-name="Text_20_body"><text:span text:style-name="Strong_20_Emphasis">Affichage :</text:span></text:p>
      <text:list text:style-name="L21">
        <text:list-item>
          <text:p text:style-name="P30">entête “Phase / Sous-phase / Tour”</text:p>
        </text:list-item>
        <text:list-item>
          <text:p text:style-name="P30">résumé visuel des axes (barres, badges, ou simple texte)</text:p>
        </text:list-item>
        <text:list-item>
          <text:p text:style-name="P30">palmarès rapide (top 3 joueurs, capital total)</text:p>
        </text:list-item>
        <text:list-item>
          <text:p text:style-name="P30">bloc “Dernier événement” ou “Résumé du tour”</text:p>
        </text:list-item>
      </text:list>
      <text:p text:style-name="Horizontal_20_Line"/>
      <text:h text:style-name="Heading_20_4" text:outline-level="4">3.4.2. Panneau 2 – Assistant de tour (actions attendues)</text:h>
      <text:p text:style-name="Text_20_body"><text:span text:style-name="Strong_20_Emphasis">Rôle</text:span> : écran principal de décision – “un écran = une décision”.</text:p>
      <text:p text:style-name="Text_20_body"><text:soft-page-break/><text:span text:style-name="Strong_20_Emphasis">Données utilisées :</text:span></text:p>
      <text:list text:style-name="L22">
        <text:list-item>
          <text:p text:style-name="P31"><text:span text:style-name="Source_20_Text">situation.actions_disponibles</text:span> (une liste d’actions déjà préparées)</text:p>
        </text:list-item>
        <text:list-item>
          <text:p text:style-name="P31"><text:span text:style-name="Source_20_Text">situation.etat_partie</text:span> (résumé) pour contextualiser l’action</text:p>
        </text:list-item>
        <text:list-item>
          <text:p text:style-name="P31"><text:span text:style-name="Source_20_Text">situation.ancrage.partie_id</text:span> pour l’envoi d’actions</text:p>
        </text:list-item>
      </text:list>
      <text:p text:style-name="Text_20_body"><text:span text:style-name="Strong_20_Emphasis">Comportement :</text:span></text:p>
      <text:list text:style-name="L23">
        <text:list-item>
          <text:p text:style-name="P32">Si <text:span text:style-name="Source_20_Text">actions_disponibles</text:span> non vide :</text:p>
          <text:list>
            <text:list-item>
              <text:p text:style-name="P32">on affiche <text:span text:style-name="Strong_20_Emphasis">l’action prioritaire</text:span> (par défaut la première),</text:p>
            </text:list-item>
            <text:list-item>
              <text:p text:style-name="P32">label, description, éventuellement résumé du contexte (ex. type d’attente),</text:p>
            </text:list-item>
            <text:list-item>
              <text:p text:style-name="P32">gros boutons de décision (par ex. “Voter POUR / CONTRE / ABSTENTION”).</text:p>
            </text:list-item>
          </text:list>
        </text:list-item>
        <text:list-item>
          <text:p text:style-name="P32">Si aucune action en attente :</text:p>
          <text:list>
            <text:list-item>
              <text:p text:style-name="P32">message neutre “Aucune décision requise pour le moment”,</text:p>
            </text:list-item>
            <text:list-item>
              <text:p text:style-name="P32">liens / boutons vers les panneaux 1, 3, 4 (navigation rapide).</text:p>
            </text:list-item>
          </text:list>
        </text:list-item>
      </text:list>
      <text:p text:style-name="Text_20_body"><text:span text:style-name="Strong_20_Emphasis">Interaction avec le moteur :</text:span></text:p>
      <text:list text:style-name="L24">
        <text:list-item>
          <text:p text:style-name="P33">Clic sur une action → <text:span text:style-name="Source_20_Text">POST /parties/{partie_id}/actions</text:span> avec :</text:p>
          <text:list>
            <text:list-item>
              <text:p text:style-name="P33"><text:span text:style-name="Source_20_Text">acteur = joueurId</text:span></text:p>
            </text:list-item>
            <text:list-item>
              <text:p text:style-name="P33"><text:span text:style-name="Source_20_Text">type_action</text:span> = code ou type fourni par l’action</text:p>
            </text:list-item>
            <text:list-item>
              <text:p text:style-name="P33"><text:span text:style-name="Source_20_Text">donnees</text:span> = payload déjà préparé</text:p>
            </text:list-item>
          </text:list>
        </text:list-item>
        <text:list-item>
          <text:p text:style-name="P33">La confirmation (popup, modale) est gérée côté UI si souhaitée, mais le design du layout considère que la majorité des actions sont “one tap”.</text:p>
        </text:list-item>
      </text:list>
      <text:p text:style-name="Text_20_body"><text:span text:style-name="Strong_20_Emphasis">Navigation automatique :</text:span></text:p>
      <text:list text:style-name="L25">
        <text:list-item>
          <text:p text:style-name="P34">Quand <text:span text:style-name="Source_20_Text">marqueurs.actions</text:span> change (une nouvelle action devient disponible) :</text:p>
          <text:list>
            <text:list-item>
              <text:p text:style-name="P34">le <text:span text:style-name="Source_20_Text">GameLayout</text:span> ramène le carrousel au <text:span text:style-name="Strong_20_Emphasis">panneau 2</text:span> (assistant de tour) sur mobile,</text:p>
            </text:list-item>
            <text:list-item>
              <text:p text:style-name="P34">sur desktop on n’active pas de navigation, mais on peut mettre en évidence le panneau 2 (highlight visuel).</text:p>
            </text:list-item>
          </text:list>
        </text:list-item>
      </text:list>
      <text:p text:style-name="Horizontal_20_Line"/>
      <text:h text:style-name="Heading_20_4" text:outline-level="4">3.4.3. Panneau 3 – Main du joueur &amp; actions spontanées</text:h>
      <text:p text:style-name="Text_20_body"><text:span text:style-name="Strong_20_Emphasis">Rôle</text:span> : espace “libre” du joueur, pour jouer ses cartes hors contraintes directes du moteur.</text:p>
      <text:p text:style-name="Text_20_body"><text:span text:style-name="Strong_20_Emphasis">Données utilisées :</text:span></text:p>
      <text:list text:style-name="L26">
        <text:list-item>
          <text:p text:style-name="P35"><text:span text:style-name="Source_20_Text">etatPartie.joueurs[joueurId]</text:span> :</text:p>
          <text:list>
            <text:list-item>
              <text:p text:style-name="P35"><text:span text:style-name="Source_20_Text">main</text:span> / <text:span text:style-name="Source_20_Text">cartes</text:span> du joueur,</text:p>
            </text:list-item>
            <text:list-item>
              <text:p text:style-name="P35"><text:soft-page-break/>ressources (attention dispo, capital politique, etc.).</text:p>
            </text:list-item>
          </text:list>
        </text:list-item>
        <text:list-item>
          <text:p text:style-name="P35"><text:span text:style-name="Source_20_Text">etatPartie.cartes_def</text:span> :</text:p>
          <text:list>
            <text:list-item>
              <text:p text:style-name="P35">nom, résumé, effets, commandes associées à chaque carte.</text:p>
            </text:list-item>
          </text:list>
        </text:list-item>
      </text:list>
      <text:p text:style-name="Text_20_body"><text:span text:style-name="Strong_20_Emphasis">Affichage :</text:span></text:p>
      <text:list text:style-name="L27">
        <text:list-item>
          <text:p text:style-name="P36">liste de cartes sous forme de “cards” (scroll vertical, design mobile-friendly),</text:p>
        </text:list-item>
        <text:list-item>
          <text:p text:style-name="P36">pour chaque carte :</text:p>
          <text:list>
            <text:list-item>
              <text:p text:style-name="P36">titre, résumé, icônes d’effets (social, économique, dette, etc.),</text:p>
            </text:list-item>
            <text:list-item>
              <text:p text:style-name="P36">indication de coût d’attention et/ ou de capital si calculable.</text:p>
            </text:list-item>
          </text:list>
        </text:list-item>
      </text:list>
      <text:p text:style-name="Text_20_body"><text:span text:style-name="Strong_20_Emphasis">Interactions :</text:span></text:p>
      <text:list text:style-name="L28">
        <text:list-item>
          <text:p text:style-name="P37">tap/clic sur une carte → ouvre une fiche détaillée :</text:p>
          <text:list>
            <text:list-item>
              <text:p text:style-name="P37">détails complets,</text:p>
            </text:list-item>
            <text:list-item>
              <text:p text:style-name="P37">boutons :</text:p>
              <text:list>
                <text:list-item>
                  <text:p text:style-name="P37">“Jouer la carte” (hors programme),</text:p>
                </text:list-item>
                <text:list-item>
                  <text:p text:style-name="P37">“Proposer au programme” (si phase le permet, selon <text:span text:style-name="Source_20_Text">etatPartie.sous_phase</text:span>).</text:p>
                </text:list-item>
              </text:list>
            </text:list-item>
          </text:list>
        </text:list-item>
        <text:list-item>
          <text:p text:style-name="P37">avant envoi, si la carte requiert des paramètres (cible, effort, etc.), l’UI peut présenter un petit formulaire :</text:p>
          <text:list>
            <text:list-item>
              <text:p text:style-name="P37">cible parmi <text:span text:style-name="Source_20_Text">etatPartie.joueurs</text:span> (dropdown),</text:p>
            </text:list-item>
            <text:list-item>
              <text:p text:style-name="P37">effort d’attention / capital (slider ou champs numériques),</text:p>
            </text:list-item>
            <text:list-item>
              <text:p text:style-name="P37">puis envoie une <text:span text:style-name="Source_20_Text">action</text:span> adaptée (ex. <text:span text:style-name="Source_20_Text">joueur.jouer_carte</text:span>) via <text:span text:style-name="Source_20_Text">POST /parties/{id}/actions</text:span>.</text:p>
            </text:list-item>
          </text:list>
        </text:list-item>
        <text:list-item>
          <text:p text:style-name="P37">déterminer tous les paramètres variables :</text:p>
          <text:list>
            <text:list-item>
              <text:p text:style-name="P37">cible (si carte relationnelle) ;</text:p>
            </text:list-item>
            <text:list-item>
              <text:p text:style-name="P37">effort d’attention (si variable) ;</text:p>
            </text:list-item>
            <text:list-item>
              <text:p text:style-name="P37">effort Cp (si pertinent) ;</text:p>
            </text:list-item>
            <text:list-item>
              <text:p text:style-name="P37"><text:span text:style-name="T3">delta : </text:span>autres paramètres propres à la carte (axe, secteur, % de réduction, etc.).</text:p>
            </text:list-item>
          </text:list>
        </text:list-item>
      </text:list>
      <text:p text:style-name="Text_20_body">Appel API :</text:p>
      <text:p text:style-name="Text_20_body"/>
      <text:p text:style-name="Text_20_body">await postJson(`/parties/${partieId}/jouer_carte`, {</text:p>
      <text:p text:style-name="Text_20_body"><text:s text:c="2"/>joueur_id: acteurId,</text:p>
      <text:p text:style-name="Text_20_body"><text:soft-page-break/><text:s text:c="2"/>carte_id: carteId,</text:p>
      <text:p text:style-name="Text_20_body"><text:s text:c="2"/>params: {</text:p>
      <text:p text:style-name="Text_20_body"><text:s text:c="4"/>cible_id,</text:p>
      <text:p text:style-name="Text_20_body"><text:s text:c="4"/>effort_cp,</text:p>
      <text:p text:style-name="Text_20_body"><text:s text:c="4"/>effort_attention,</text:p>
      <text:p text:style-name="Text_20_body"><text:s text:c="4"/>...autresParametres</text:p>
      <text:p text:style-name="Text_20_body"><text:s text:c="2"/>}</text:p>
      <text:p text:style-name="Text_20_body">});</text:p>
      <text:p text:style-name="Text_20_body">si le noyau refuse (insuffisance de ressources, etc.), l’UI doit refléter les messages de journal.</text:p>
      <text:p text:style-name="Horizontal_20_Line"/>
      <text:h text:style-name="Heading_20_4" text:outline-level="4">3.4.4. Panneau 4 – Programme détaillé du cabinet</text:h>
      <text:p text:style-name="Text_20_body"><text:span text:style-name="Strong_20_Emphasis">Rôle</text:span> : vue stratégique sur le programme, les cartes engagées et les votes.</text:p>
      <text:p text:style-name="Text_20_body"><text:span text:style-name="Strong_20_Emphasis">Données utilisées :</text:span></text:p>
      <text:list text:style-name="L29">
        <text:list-item>
          <text:p text:style-name="P38"><text:span text:style-name="Source_20_Text">etatPartie.programme</text:span> :</text:p>
          <text:list>
            <text:list-item>
              <text:p text:style-name="P38">cartes engagées (ordre, auteur, type, coûts),</text:p>
            </text:list-item>
            <text:list-item>
              <text:p text:style-name="P38">état des votes (par joueur),</text:p>
            </text:list-item>
            <text:list-item>
              <text:p text:style-name="P38">analyses / effets calculés (facultatif).</text:p>
            </text:list-item>
          </text:list>
        </text:list-item>
        <text:list-item>
          <text:p text:style-name="P38">éventuels indicateurs d’impact projeté (axes, dette, recettes, etc.).</text:p>
        </text:list-item>
      </text:list>
      <text:p text:style-name="Text_20_body"><text:span text:style-name="Strong_20_Emphasis">Affichage :</text:span></text:p>
      <text:list text:style-name="L30">
        <text:list-item>
          <text:p text:style-name="P39">entête “Programme du cabinet – tour X”</text:p>
        </text:list-item>
        <text:list-item>
          <text:p text:style-name="P39">liste ordonnée des cartes engagées :</text:p>
          <text:list>
            <text:list-item>
              <text:p text:style-name="P39">nom de la carte, auteur, type,</text:p>
            </text:list-item>
            <text:list-item>
              <text:p text:style-name="P39">effets principaux, coûts d’attention cumulés.</text:p>
            </text:list-item>
          </text:list>
        </text:list-item>
        <text:list-item>
          <text:p text:style-name="P39">section “Votes” :</text:p>
          <text:list>
            <text:list-item>
              <text:p text:style-name="P39">qui a voté, pour quoi,</text:p>
            </text:list-item>
            <text:list-item>
              <text:p text:style-name="P39">qui n’a pas encore voté.</text:p>
            </text:list-item>
          </text:list>
        </text:list-item>
        <text:list-item>
          <text:p text:style-name="P39">section “Analyses / effets” si disponibles (ex. D700, rétroactions).</text:p>
        </text:list-item>
      </text:list>
      <text:p text:style-name="Text_20_body"><text:span text:style-name="Strong_20_Emphasis">Interactions :</text:span></text:p>
      <text:list text:style-name="L31">
        <text:list-item>
          <text:p text:style-name="P40">ce panneau est principalement en lecture,</text:p>
        </text:list-item>
        <text:list-item>
          <text:p text:style-name="P40"><text:soft-page-break/>peut proposer des actions contextuelles déjà présentes dans <text:span text:style-name="Source_20_Text">actions_disponibles</text:span> (ex. bouton “Voter POUR” mis en évidence si une action de vote est en attente, mais l’action elle-même reste gérée dans le panneau 2).</text:p>
          <text:list>
            <text:list-item>
              <text:p text:style-name="P40">l’UI <text:span text:style-name="T5">traite les jockers de la même manière que pour “jouer immédiatement” sauf que la commande est la suivante :</text:span></text:p>
            </text:list-item>
          </text:list>
        </text:list-item>
      </text:list>
      <text:p text:style-name="Text_20_body">await envoyerCommande({</text:p>
      <text:p text:style-name="Text_20_body"><text:s text:c="2"/>op: "programme.engager_carte",</text:p>
      <text:p text:style-name="Text_20_body"><text:s text:c="2"/>joueur_id: acteurId,</text:p>
      <text:p text:style-name="Text_20_body"><text:s text:c="2"/>carte_id: carteId,</text:p>
      <text:p text:style-name="Text_20_body"><text:s text:c="2"/>type: "mesure" | "amendement" | ...,</text:p>
      <text:p text:style-name="Text_20_body"><text:s text:c="2"/>uid: "EP-&lt;sequence locale ou donnée par le noyau&gt;",</text:p>
      <text:p text:style-name="Text_20_body"><text:s text:c="2"/>params: {</text:p>
      <text:p text:style-name="Text_20_body"><text:s text:c="4"/>cible_id,</text:p>
      <text:p text:style-name="Text_20_body"><text:s text:c="4"/>effort_cp,</text:p>
      <text:p text:style-name="Text_20_body"><text:s text:c="4"/>effort_attention,</text:p>
      <text:p text:style-name="Text_20_body"><text:s text:c="4"/>...autresParametres</text:p>
      <text:p text:style-name="Text_20_body"><text:s text:c="2"/>},</text:p>
      <text:p text:style-name="Text_20_body"><text:s text:c="2"/>tags: [...]</text:p>
      <text:p text:style-name="Text_20_body">});</text:p>
      <text:p text:style-name="Horizontal_20_Line"/>
      <text:h text:style-name="Heading_20_4" text:outline-level="4">3.4.5. Comportement responsive &amp; carrousel</text:h>
      <text:p text:style-name="Text_20_body"><text:span text:style-name="Strong_20_Emphasis">Sur desktop / tablette large :</text:span></text:p>
      <text:list text:style-name="L32">
        <text:list-item>
          <text:p text:style-name="P41">Le <text:span text:style-name="Source_20_Text">GameLayout</text:span> peut projeter les 4 panneaux dans une grille 2×2 ou équivalent :</text:p>
          <text:list>
            <text:list-item>
              <text:p text:style-name="P41">par exemple :</text:p>
              <text:list>
                <text:list-item>
                  <text:p text:style-name="P41">rangée 1 : Panneau 1 (État général) + Panneau 4 (Programme)</text:p>
                </text:list-item>
                <text:list-item>
                  <text:p text:style-name="P41">rangée 2 : Panneau 3 (Main) + Panneau 2 (Assistant)</text:p>
                </text:list-item>
              </text:list>
            </text:list-item>
          </text:list>
        </text:list-item>
        <text:list-item>
          <text:p text:style-name="P41">La logique de “carrousel” reste interne (index logique 0..3) mais n’est pas visible ; l’utilisateur voit tous les panneaux en même temps ou avec un minimum de scroll.</text:p>
        </text:list-item>
      </text:list>
      <text:p text:style-name="Text_20_body"><text:span text:style-name="Strong_20_Emphasis">Sur mobile :</text:span></text:p>
      <text:list text:style-name="L33">
        <text:list-item>
          <text:p text:style-name="P42"><text:span text:style-name="Source_20_Text">GameLayout</text:span> affiche un <text:span text:style-name="Strong_20_Emphasis">carrousel horizontal</text:span> :</text:p>
          <text:list>
            <text:list-item>
              <text:p text:style-name="P42">largeur = 100 % pour chaque panneau,</text:p>
            </text:list-item>
            <text:list-item>
              <text:p text:style-name="P42"><text:soft-page-break/>index courant entre 0 et 3,</text:p>
            </text:list-item>
            <text:list-item>
              <text:p text:style-name="P42">navigation :</text:p>
              <text:list>
                <text:list-item>
                  <text:p text:style-name="P42">swipe horizontal,</text:p>
                </text:list-item>
                <text:list-item>
                  <text:p text:style-name="P42">petits indicateurs (4 pastilles) et boutons pour changer de panneau.</text:p>
                </text:list-item>
              </text:list>
            </text:list-item>
          </text:list>
        </text:list-item>
        <text:list-item>
          <text:p text:style-name="P42">Index par défaut :</text:p>
          <text:list>
            <text:list-item>
              <text:p text:style-name="P42">à l’entrée dans la page de jeu → <text:span text:style-name="Source_20_Text">index = 1</text:span> (panneau 2, assistant de tour).</text:p>
            </text:list-item>
          </text:list>
        </text:list-item>
        <text:list-item>
          <text:p text:style-name="P42">Changement automatique :</text:p>
          <text:list>
            <text:list-item>
              <text:p text:style-name="P42">si <text:span text:style-name="Source_20_Text">marqueurs.actions</text:span> change et <text:span text:style-name="Source_20_Text">actions_disponibles</text:span> non vide → passage automatique à <text:span text:style-name="Source_20_Text">index = 1</text:span>.</text:p>
            </text:list-item>
          </text:list>
        </text:list-item>
      </text:list>
      <text:p text:style-name="Text_20_body"/>
      <text:p text:style-name="Horizontal_20_Line"/>
      <text:h text:style-name="Heading_20_3" text:outline-level="3">3.5. Gestion des actions (<text:span text:style-name="Source_20_Text">actions_disponibles</text:span>)</text:h>
      <text:p text:style-name="Text_20_body"><text:span text:style-name="Strong_20_Emphasis">Contrat côté </text:span><text:span text:style-name="Strong_20_Emphasis"><text:span text:style-name="Source_20_Text">ui_etat_joueur</text:span></text:span> : chaque action donne déjà un <text:span text:style-name="Source_20_Text">payload</text:span> à renvoyer et un <text:span text:style-name="Source_20_Text">code</text:span> stable.</text:p>
      <text:p text:style-name="Text_20_body">Structure typique :</text:p>
      <text:p text:style-name="P1"><text:span text:style-name="Source_20_Text"><text:s text:c="2"/>"actions_disponibles": [</text:span></text:p>
      <text:p text:style-name="P1"><text:span text:style-name="Source_20_Text"><text:s text:c="4"/>{</text:span></text:p>
      <text:p text:style-name="P1"><text:span text:style-name="Source_20_Text"><text:s text:c="6"/>"code": "attente.joueur_recu", </text:span></text:p>
      <text:p text:style-name="P1"><text:span text:style-name="Source_20_Text"><text:s text:c="6"/>"label": "Je termine mes perturbations",</text:span></text:p>
      <text:p text:style-name="P1"><text:span text:style-name="Source_20_Text"><text:s text:c="6"/>"payload": {</text:span></text:p>
      <text:p text:style-name="P1"><text:span text:style-name="Source_20_Text"><text:s text:c="8"/>"op": "attente.joueur_recu",</text:span></text:p>
      <text:p text:style-name="P1"><text:span text:style-name="Source_20_Text"><text:s text:c="8"/>"fields": [</text:span></text:p>
      <text:p text:style-name="P1"><text:span text:style-name="Source_20_Text"><text:s text:c="10"/>{</text:span></text:p>
      <text:p text:style-name="P1"><text:span text:style-name="Source_20_Text"><text:s text:c="12"/>"name": "joueur_id",</text:span></text:p>
      <text:p text:style-name="P1"><text:span text:style-name="Source_20_Text"><text:s text:c="12"/>"label": "Joueur",</text:span></text:p>
      <text:p text:style-name="P1"><text:span text:style-name="Source_20_Text"><text:s text:c="12"/>"required": true,</text:span></text:p>
      <text:p text:style-name="P1"><text:span text:style-name="Source_20_Text"><text:s text:c="12"/>"domain": "joueur_id"</text:span></text:p>
      <text:p text:style-name="P1"><text:span text:style-name="Source_20_Text"><text:s text:c="10"/>},</text:span></text:p>
      <text:p text:style-name="P1"><text:span text:style-name="Source_20_Text"><text:s text:c="10"/>{</text:span></text:p>
      <text:p text:style-name="P1"><text:span text:style-name="Source_20_Text"><text:s text:c="12"/>"name": "type",</text:span></text:p>
      <text:p text:style-name="P1"><text:span text:style-name="Source_20_Text"><text:s text:c="12"/>"label": "Type d'attente",</text:span></text:p>
      <text:p text:style-name="P1"><text:span text:style-name="Source_20_Text"><text:s text:c="12"/>"required": true,</text:span></text:p>
      <text:p text:style-name="P1"><text:span text:style-name="Source_20_Text"><text:s text:c="12"/>"domain": "attente_type"</text:span></text:p>
      <text:p text:style-name="P1"><text:span text:style-name="Source_20_Text"><text:s text:c="10"/>}</text:span></text:p>
      <text:p text:style-name="P1"><text:span text:style-name="Source_20_Text"><text:s text:c="8"/>],</text:span></text:p>
      <text:p text:style-name="P1"><text:span text:style-name="Source_20_Text"><text:s text:c="8"/>"procedure_code": "PERTURBATION_VOTE",</text:span></text:p>
      <text:p text:style-name="P1"><text:span text:style-name="Source_20_Text"><text:s text:c="8"/>"procedure_titre": "Perturbations du vote",</text:span></text:p>
      <text:p text:style-name="P1"><text:span text:style-name="Source_20_Text"><text:s text:c="8"/>"procedure_description": "Vous pouvez jouer des cartes qui perturbent le vote, puis confirmer.",</text:span></text:p>
      <text:p text:style-name="P1"><text:span text:style-name="Source_20_Text"><text:s text:c="8"/>"type_attente": "PERTURBATION_VOTE",</text:span></text:p>
      <text:p text:style-name="P1"><text:span text:style-name="Source_20_Text"><text:s text:c="8"/>"ecran": "perturbation_vote"</text:span></text:p>
      <text:p text:style-name="P1"><text:span text:style-name="Source_20_Text"><text:s text:c="6"/>},</text:span></text:p>
      <text:p text:style-name="P1"><text:span text:style-name="Source_20_Text"><text:s text:c="6"/>"requires_confirmation": false</text:span></text:p>
      <text:p text:style-name="P1"><text:span text:style-name="Source_20_Text"><text:s text:c="4"/>}</text:span></text:p>
      <text:p text:style-name="P8"><text:soft-page-break/><text:span text:style-name="Source_20_Text"><text:s text:c="2"/>],</text:span></text:p>
      <text:p text:style-name="P8"><text:span text:style-name="Source_20_Text"/></text:p>
      <text:p text:style-name="Text_20_body"><text:span text:style-name="Source_20_Text"/></text:p>
      <text:p text:style-name="Text_20_body"><text:span text:style-name="Strong_20_Emphasis">Front :</text:span></text:p>
      <text:list text:style-name="L34">
        <text:list-item>
          <text:p text:style-name="P43">Afficher un bouton par action.</text:p>
        </text:list-item>
        <text:list-item>
          <text:p text:style-name="P43">Quand on clique :</text:p>
          <text:p text:style-name="P4"><text:span text:style-name="Source_20_Text">async function handleActionClick(action: ActionDisponible) {</text:span></text:p>
          <text:p text:style-name="P5"><text:span text:style-name="Source_20_Text"><text:s text:c="2"/>if (action.requires_confirmation &amp;&amp; !window.confirm(action.label + " ?")) {</text:span></text:p>
          <text:p text:style-name="P5"><text:span text:style-name="Source_20_Text"><text:s text:c="4"/>return;</text:span></text:p>
          <text:p text:style-name="P5"><text:span text:style-name="Source_20_Text"><text:s text:c="2"/>}</text:span></text:p>
          <text:p text:style-name="P5"/>
          <text:p text:style-name="P5"><text:span text:style-name="Source_20_Text"><text:s text:c="2"/>if (!situation || situation.ancrage.type !== "partie") return;</text:span></text:p>
          <text:p text:style-name="P5"/>
          <text:p text:style-name="P5"><text:span text:style-name="Source_20_Text"><text:s text:c="2"/>await moteurApi.soumettreAction({</text:span></text:p>
          <text:p text:style-name="P5"><text:span text:style-name="Source_20_Text"><text:s text:c="4"/>partieId: situation.ancrage.partie_id,</text:span></text:p>
          <text:p text:style-name="P5"><text:span text:style-name="Source_20_Text"><text:s text:c="4"/>acteur: joueurId,</text:span></text:p>
          <text:p text:style-name="P5"><text:span text:style-name="Source_20_Text"><text:s text:c="4"/>type_action: action.code, <text:s text:c="5"/>// ou mapping code → type_action</text:span></text:p>
          <text:p text:style-name="P5"><text:span text:style-name="Source_20_Text"><text:s text:c="4"/>donnees: action.payload,</text:span></text:p>
          <text:p text:style-name="P5"><text:span text:style-name="Source_20_Text"><text:s text:c="2"/>});</text:span></text:p>
          <text:p text:style-name="P5"/>
          <text:p text:style-name="P5"><text:span text:style-name="Source_20_Text"><text:s text:c="2"/>// On laisse le worker Kafka propager les nouveaux événements,</text:span></text:p>
          <text:p text:style-name="P5"><text:span text:style-name="Source_20_Text"><text:s text:c="2"/>// et le hook useSituationJoueur les détecte via les marqueurs</text:span></text:p>
          <text:p text:style-name="P6"><text:span text:style-name="Source_20_Text">}</text:span></text:p>
        </text:list-item>
        <text:list-item>
          <text:p text:style-name="P43">Optionnel : après <text:span text:style-name="Source_20_Text">soumettreAction</text:span>, tu peux déclencher immédiatement un <text:span text:style-name="Source_20_Text">refreshSituation()</text:span>, mais en pratique le polling régulier suffit.</text:p>
        </text:list-item>
      </text:list>
      <text:p text:style-name="P49">Pour chaque champ <text:span text:style-name="T1">(« fields »)</text:span>:</text:p>
      <text:list text:style-name="L39">
        <text:list-item>
          <text:p text:style-name="P48"><text:span text:style-name="Source_20_Text">domain: "joueur_id"</text:span><text:line-break/>→ valeur remplie automatiquement avec <text:span text:style-name="Source_20_Text">session.id_joueur</text:span>.</text:p>
        </text:list-item>
        <text:list-item>
          <text:p text:style-name="P48"><text:span text:style-name="Source_20_Text">domain: "attente_type"</text:span><text:line-break/>→ rempli avec <text:span text:style-name="Source_20_Text">attente.type</text:span> courant.</text:p>
        </text:list-item>
        <text:list-item>
          <text:p text:style-name="P48"><text:span text:style-name="Source_20_Text">domain: "carte_main"</text:span><text:line-break/>→ déclenche un mini écran de choix sur la main du joueur (<text:span text:style-name="Source_20_Text">_choisir_carte_dans_main</text:span>) pour retourner un <text:span text:style-name="Source_20_Text">carte_id</text:span>.</text:p>
        </text:list-item>
        <text:list-item>
          <text:p text:style-name="P48"><text:span text:style-name="Source_20_Text">domain: "int"</text:span><text:line-break/>→ saisie d’un entier au clavier (<text:span text:style-name="Source_20_Text">_saisir_valeur(..., type_="int")</text:span>).</text:p>
        </text:list-item>
        <text:list-item>
          <text:p text:style-name="P48"><text:span text:style-name="Source_20_Text">domain: "string"</text:span><text:line-break/>→ simple saisie texte.</text:p>
        </text:list-item>
        <text:list-item>
          <text:p text:style-name="P48"><text:span text:style-name="Source_20_Text">domain</text:span> = dict avec <text:span text:style-name="Source_20_Text">kind: "choice"</text:span> + <text:span text:style-name="Source_20_Text">values</text:span><text:line-break/>→ TUI affiche un menu numéroté basé sur <text:span text:style-name="Source_20_Text">values</text:span>, qui peuvent être :</text:p>
          <text:list>
            <text:list-item>
              <text:p text:style-name="P48">soit des valeurs simples <text:span text:style-name="Source_20_Text">[1, 0]</text:span></text:p>
            </text:list-item>
            <text:list-item>
              <text:p text:style-name="P48">soit des dicts <text:span text:style-name="Source_20_Text">{ "value": "OUI", "label": "Oui, je supporte" }</text:span></text:p>
            </text:list-item>
          </text:list>
        </text:list-item>
        <text:list-item>
          <text:p text:style-name="P48"><text:soft-page-break/>tout autre <text:span text:style-name="Source_20_Text">domain</text:span> :<text:line-break/>→ fallback en saisie texte.</text:p>
        </text:list-item>
      </text:list>
      <text:p text:style-name="Horizontal_20_Line"/>
      <text:h text:style-name="Heading_20_3" text:outline-level="3">3.6. Fin de partie</text:h>
      <text:p text:style-name="Text_20_body">Quand <text:span text:style-name="Source_20_Text">etatPartie.termine === true</text:span> :</text:p>
      <text:list text:style-name="L35">
        <text:list-item>
          <text:p text:style-name="P44"><text:span text:style-name="Source_20_Text">GameHeader</text:span> peut afficher un ruban “Partie terminée — Raison : …”.</text:p>
        </text:list-item>
        <text:list-item>
          <text:p text:style-name="P44"><text:span text:style-name="Source_20_Text">ProgrammePanel</text:span> / <text:span text:style-name="Source_20_Text">Palmarès</text:span> affiche les scores finaux.</text:p>
        </text:list-item>
        <text:list-item>
          <text:p text:style-name="P44"><text:span text:style-name="Source_20_Text">ActionsPanel</text:span> n’affiche plus d’actions (ou un bouton “Retour au lobby”).</text:p>
        </text:list-item>
        <text:list-item>
          <text:p text:style-name="P44">Un clic sur “Retour au lobby” :</text:p>
          <text:list>
            <text:list-item>
              <text:p text:style-name="P44">peut appeler un endpoint pour marquer que le joueur quitte la partie (si tu en as un),</text:p>
            </text:list-item>
            <text:list-item>
              <text:p text:style-name="P44">puis <text:span text:style-name="Source_20_Text">navigate("/lobby")</text:span>.</text:p>
            </text:list-item>
          </text:list>
        </text:list-item>
      </text:list>
      <text:p text:style-name="Text_20_body">Tu peux aussi faire dépendre le retour automatique de <text:span text:style-name="Source_20_Text">situation.ancrage.type</text:span> (quand le worker te dit que tu n’es plus ancré sur la partie).</text:p>
      <text:p text:style-name="Horizontal_20_Line"/>
      <text:h text:style-name="Heading_20_2" text:outline-level="2">4. Intégration du worker Kafka / <text:span text:style-name="Source_20_Text">ui_etat_joueur</text:span></text:h>
      <text:p text:style-name="Text_20_body">Côté front, tu n’as <text:span text:style-name="Strong_20_Emphasis">jamais</text:span> à parler Kafka. Tout passe par le service HTTP <text:span text:style-name="Source_20_Text">ui-etat</text:span>.</text:p>
      <text:h text:style-name="Heading_20_3" text:outline-level="3">4.1. Rôle fonctionnel du worker</text:h>
      <text:p text:style-name="Text_20_body">Rappel :</text:p>
      <text:list text:style-name="L36">
        <text:list-item>
          <text:p text:style-name="P45">Le worker consomme les événements Kafka (parties, joueurs, axes, cartes, programme…).</text:p>
        </text:list-item>
        <text:list-item>
          <text:p text:style-name="P45">Il maintient une projection par joueur.</text:p>
        </text:list-item>
        <text:list-item>
          <text:p text:style-name="P45">Il expose <text:span text:style-name="Source_20_Text">GET /ui/joueurs/{joueur_id}/situation</text:span> qui contient :</text:p>
          <text:list>
            <text:list-item>
              <text:p text:style-name="P45"><text:span text:style-name="Source_20_Text">ancrage</text:span> (lobby/table/partie),</text:p>
            </text:list-item>
            <text:list-item>
              <text:p text:style-name="P45">résumé de <text:span text:style-name="Source_20_Text">etat_partie</text:span>,</text:p>
            </text:list-item>
            <text:list-item>
              <text:p text:style-name="P45"><text:span text:style-name="Source_20_Text">actions_disponibles</text:span>,</text:p>
            </text:list-item>
            <text:list-item>
              <text:p text:style-name="P45"><text:span text:style-name="Source_20_Text">journal_recent</text:span>,</text:p>
            </text:list-item>
            <text:list-item>
              <text:p text:style-name="P45"><text:span text:style-name="Source_20_Text">marqueurs</text:span> par type de changement (partie, actions, info_axes, info_cartes).</text:p>
            </text:list-item>
          </text:list>
        </text:list-item>
      </text:list>
      <text:h text:style-name="Heading_20_3" text:outline-level="3">4.2. Intégration dans le UI</text:h>
      <text:p text:style-name="Text_20_body">Dans ton projet ui-web :</text:p>
      <text:list text:style-name="L37">
        <text:list-item>
          <text:p text:style-name="P46"><text:soft-page-break/>Ajouter un client <text:span text:style-name="Source_20_Text">uiEtatApi</text:span> :</text:p>
          <text:list>
            <text:list-item>
              <text:p text:style-name="P46">baseURL en env : <text:span text:style-name="Source_20_Text">VITE_UI_ETAT_BASE_URL</text:span> par exemple → <text:span text:style-name="Source_20_Text">http://ui-etat.cabinet.localhost</text:span>.</text:p>
            </text:list-item>
            <text:list-item>
              <text:p text:style-name="P46">méthode principale : <text:span text:style-name="Source_20_Text">getSituation(joueurId)</text:span> → type <text:span text:style-name="Source_20_Text">SituationJoueurDTO</text:span>.</text:p>
            </text:list-item>
          </text:list>
        </text:list-item>
        <text:list-item>
          <text:p text:style-name="P46">Ajouter le hook ou contexte <text:span text:style-name="Source_20_Text">useSituationJoueur</text:span> (cf. §3.2) :</text:p>
          <text:list>
            <text:list-item>
              <text:p text:style-name="P46">appelé une fois par le composant racine (App) ou par les pages qui en ont besoin :</text:p>
              <text:list>
                <text:list-item>
                  <text:p text:style-name="P46">lobby,</text:p>
                </text:list-item>
                <text:list-item>
                  <text:p text:style-name="P46">table,</text:p>
                </text:list-item>
                <text:list-item>
                  <text:p text:style-name="P46">jeu,</text:p>
                </text:list-item>
                <text:list-item>
                  <text:p text:style-name="P46">éventuellement accueil.</text:p>
                </text:list-item>
              </text:list>
            </text:list-item>
            <text:list-item>
              <text:p text:style-name="P46">c’est <text:span text:style-name="Strong_20_Emphasis">le point d’entrée unique</text:span> pour:</text:p>
              <text:list>
                <text:list-item>
                  <text:p text:style-name="P46">router l’utilisateur (en fonction d’<text:span text:style-name="Source_20_Text">ancrage.type</text:span>),</text:p>
                </text:list-item>
                <text:list-item>
                  <text:p text:style-name="P46">afficher les actions de haut niveau (décisions, notifications),</text:p>
                </text:list-item>
                <text:list-item>
                  <text:p text:style-name="P46">déclencher les rechargements d’état détaillé (<text:span text:style-name="Source_20_Text">GET /parties/{id}/etat</text:span>) quand <text:span text:style-name="Source_20_Text">marqueurs.partie</text:span> change.</text:p>
                </text:list-item>
              </text:list>
            </text:list-item>
          </text:list>
        </text:list-item>
        <text:list-item>
          <text:p text:style-name="P46">Penser à la <text:span text:style-name="Strong_20_Emphasis">fréquence</text:span> :</text:p>
          <text:list>
            <text:list-item>
              <text:p text:style-name="P46">en lobby/table : polling plus lent (5–10 s, voire déclenché par actions uniquement),</text:p>
            </text:list-item>
            <text:list-item>
              <text:p text:style-name="P46">en jeu : 2–3 s pour une sensation de “temps réel”.</text:p>
            </text:list-item>
          </text:list>
        </text:list-item>
      </text:list>
      <text:p text:style-name="Horizontal_20_Line"/>
      <text:h text:style-name="Heading_20_2" text:outline-level="2">5. Résumé du devis</text:h>
      <text:list text:style-name="L38">
        <text:list-item>
          <text:p text:style-name="P47"><text:span text:style-name="Strong_20_Emphasis">Niveau global</text:span> :</text:p>
          <text:list>
            <text:list-item>
              <text:p text:style-name="P47">Un contexte <text:span text:style-name="Source_20_Text">JoueurContext</text:span> pour l’identité.</text:p>
            </text:list-item>
            <text:list-item>
              <text:p text:style-name="P47">Un client <text:span text:style-name="Source_20_Text">uiEtatApi</text:span> vers <text:span text:style-name="Source_20_Text">GET /ui/joueurs/{id}/situation</text:span>.</text:p>
            </text:list-item>
            <text:list-item>
              <text:p text:style-name="P47">Un hook <text:span text:style-name="Source_20_Text">useSituationJoueur</text:span> qui poll et expose <text:span text:style-name="Source_20_Text">situation + marqueurs</text:span>.</text:p>
            </text:list-item>
            <text:list-item>
              <text:p text:style-name="P47">Les routes existantes (accueil, auth, lobby, table) s’appuient déjà sur lobbyApi; on y ajoute la lecture de <text:span text:style-name="Source_20_Text">situation.ancrage</text:span> pour router intelligemment.</text:p>
            </text:list-item>
          </text:list>
        </text:list-item>
        <text:list-item>
          <text:p text:style-name="P47"><text:span text:style-name="Strong_20_Emphasis">Écran de jeu</text:span> :</text:p>
          <text:list>
            <text:list-item>
              <text:p text:style-name="P47">Route <text:span text:style-name="Source_20_Text">/jeu</text:span>.</text:p>
            </text:list-item>
            <text:list-item>
              <text:p text:style-name="P47"><text:soft-page-break/>Consomme <text:span text:style-name="Source_20_Text">useSituationJoueur</text:span>: si <text:span text:style-name="Source_20_Text">ancrage.type !== "partie"</text:span> → redirige.</text:p>
            </text:list-item>
            <text:list-item>
              <text:p text:style-name="P47">Sur changement de <text:span text:style-name="Source_20_Text">marqueurs.partie</text:span>, recharge <text:span text:style-name="Source_20_Text">/parties/{partie_id}/etat</text:span> via <text:span text:style-name="Source_20_Text">moteurApi</text:span>.</text:p>
            </text:list-item>
            <text:list-item>
              <text:p text:style-name="P47">Layout en 4 zones : header, programme, cartes, actions, journal.</text:p>
            </text:list-item>
            <text:list-item>
              <text:p text:style-name="P47">Actions = boutons venant directement de <text:span text:style-name="Source_20_Text">actions_disponibles</text:span>; clic → <text:span text:style-name="Source_20_Text">POST /parties/{id}/actions</text:span>.</text:p>
            </text:list-item>
          </text:list>
        </text:list-item>
        <text:list-item>
          <text:p text:style-name="P47"><text:span text:style-name="Strong_20_Emphasis">Worker Kafka</text:span> :</text:p>
          <text:list>
            <text:list-item>
              <text:p text:style-name="P47">Tu n’y touches pas depuis le front; il agit comme <text:span text:style-name="Strong_20_Emphasis">projecteur d’événements</text:span> :</text:p>
              <text:list>
                <text:list-item>
                  <text:p text:style-name="P47">Kafka → worker → <text:span text:style-name="Source_20_Text">/ui/joueurs/{id}/situation</text:span> → <text:span text:style-name="Source_20_Text">useSituationJoueur</text:span>.</text:p>
                </text:list-item>
              </text:list>
            </text:list-item>
          </text:list>
        </text:list-item>
      </text:list>
      <text:p text:style-name="Text_20_body">Si tu veux, je peux te faire dans un prochain message un mini squelette TypeScript/React (interfaces, hook, composant <text:span text:style-name="Source_20_Text">GamePage</text:span>) que tu pourras coller directement dans ton ui-web pour démarrer l’implémentation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3T20:40:07.544469978</meta:creation-date>
    <dc:date>2025-12-09T16:45:38.819559537</dc:date>
    <meta:editing-duration>P4DT1H13M44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7" meta:paragraph-count="458" meta:word-count="3025" meta:character-count="20218" meta:non-whitespace-character-count="17294"/>
  </office:meta>
</office:document-meta>
</file>